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***********************************************************************</text:p>
      <text:p text:style-name="Standard"><text:s/>* <text:s/>copyleft(c)</text:p>
      <text:p text:style-name="Standard"><text:s/>*************************************************************************</text:p>
      <text:p text:style-name="Standard"><text:s/>* <text:s/>module: bkc</text:p>
      <text:p text:style-name="Standard"><text:s/>* <text:s/>file name: bkc.h</text:p>
      <text:p text:style-name="Standard"><text:s/>* <text:s/>description: the main interface of the bkc library.</text:p>
      <text:p text:style-name="Standard"><text:s/>*************************************************************************</text:p>
      <text:p text:style-name="Standard"><text:s/>* <text:s/>version:</text:p>
      <text:p text:style-name="Standard"><text:s/>* <text:s text:c="3"/>v1.1.7</text:p>
      <text:p text:style-name="Standard"><text:s/>*************************************************************************</text:p>
      <text:p text:style-name="Standard"><text:s/>* <text:s/>overlook:</text:p>
      <text:p text:style-name="Standard"><text:s/>*</text:p>
      <text:p text:style-name="Standard"><text:s/>* <text:s/>x1. bkc is short for blade kit of c language.</text:p>
      <text:p text:style-name="Standard"><text:s/>*</text:p>
      <text:p text:style-name="Standard"><text:s/>* <text:s/>x2. bkc is a light-weighted platform which provides the most usefull</text:p>
      <text:p text:style-name="Standard"><text:s/>* <text:s text:c="5"/>and commonly used functionalites in the development of c language.</text:p>
      <text:p text:style-name="Standard"><text:s/>* <text:s text:c="5"/>bkc is also the platform on which the excellent ideas can be </text:p>
      <text:p text:style-name="Standard"><text:s/>* <text:s text:c="5"/>easily tried and realized.</text:p>
      <text:p text:style-name="Standard"><text:s/>*</text:p>
      <text:p text:style-name="Standard"><text:s/>* <text:s text:c="4"/>bkc lives for two aims:</text:p>
      <text:p text:style-name="Standard"><text:s/>* <text:s text:c="4"/>a. be helpfull with the learning and practising c language for</text:p>
      <text:p text:style-name="Standard"><text:s/>* <text:s text:c="7"/>the buddies who need to use c language.</text:p>
      <text:p text:style-name="Standard"><text:s/>*</text:p>
      <text:p text:style-name="Standard"><text:s/>* <text:s text:c="4"/>b. be useful for the development of all</text:p>
      <text:p text:style-name="Standard"><text:s/>* <text:s text:c="7"/>imaginable projects in c language, especially for the</text:p>
      <text:p text:style-name="Standard"><text:s/>* <text:s text:c="7"/>embeded ones.</text:p>
      <text:p text:style-name="Standard"><text:s/>*</text:p>
      <text:p text:style-name="Standard"><text:s/>* <text:s/>x3. bkc believes that life can be better if the helpfull things</text:p>
      <text:p text:style-name="Standard"><text:s/>* <text:s text:c="4"/>are spreading fiercely and freely.</text:p>
      <text:p text:style-name="Standard"><text:s/>*</text:p>
      <text:p text:style-name="Standard"><text:s/>*************************************************************************</text:p>
      <text:p text:style-name="Standard"><text:s/>* <text:s/>license:</text:p>
      <text:p text:style-name="Standard"><text:s/>*</text:p>
      <text:p text:style-name="Standard"><text:s/>* <text:s/>bkc conforms to "EMPTY LICENSE".</text:p>
      <text:p text:style-name="Standard"><text:s/>*</text:p>
      <text:p text:style-name="Standard"><text:s/>* <text:s/>this means that:</text:p>
      <text:p text:style-name="Standard"><text:s/>* <text:s/>x1. bkc will always be source opened, and can always</text:p>
      <text:p text:style-name="Standard"><text:s/>* <text:s text:c="5"/>be gotten freely via network or other methods when we needed.</text:p>
      <text:p text:style-name="Standard"><text:s/>* <text:s text:c="5"/>'freely' includes without any payment.</text:p>
      <text:p text:style-name="Standard"><text:s/>*</text:p>
      <text:p text:style-name="Standard"><text:s/>* <text:s/>x2. every buddy who gets bkc can use it freely at once.</text:p>
      <text:p text:style-name="Standard"><text:s/>* <text:s text:c="5"/>'freely' includes without any payment and in any methods.</text:p>
      <text:p text:style-name="Standard"><text:soft-page-break/><text:s/>*</text:p>
      <text:p text:style-name="Standard"><text:s/>* <text:s/>x3. commercial use of bkc is welcomed and recommended.</text:p>
      <text:p text:style-name="Standard"><text:s/>*</text:p>
      <text:p text:style-name="Standard"><text:s/>* <text:s text:c="5"/>PLEASE NOTE!</text:p>
      <text:p text:style-name="Standard"><text:s/>* <text:s text:c="5"/>there is always a simple rule:</text:p>
      <text:p text:style-name="Standard"><text:s/>* <text:s text:c="5"/>the commercial group must pay the real-value of the bkc</text:p>
      <text:p text:style-name="Standard"><text:s/>* <text:s text:c="5"/>to the participants who participates in the commercial group.</text:p>
      <text:p text:style-name="Standard"><text:s/>*</text:p>
      <text:p text:style-name="Standard"><text:s/>* <text:s text:c="5"/>the participants includes employees and employers in the</text:p>
      <text:p text:style-name="Standard"><text:s/>* <text:s text:c="5"/>commercial group.</text:p>
      <text:p text:style-name="Standard"><text:s/>*</text:p>
      <text:p text:style-name="Standard"><text:s/>* <text:s text:c="5"/>other detailed information such as the real-value calculation and</text:p>
      <text:p text:style-name="Standard"><text:s/>* <text:s text:c="5"/>corresponding payment methods is detailed in "EMPTY LICENSE" </text:p>
      <text:p text:style-name="Standard"><text:s/>* <text:s text:c="5"/>specification.</text:p>
      <text:p text:style-name="Standard"><text:s/>*</text:p>
      <text:p text:style-name="Standard"><text:s/>* <text:s/>"EMPTY LICENSE" specification can be found in the</text:p>
      <text:p text:style-name="Standard"><text:s/>* <text:s/>path of bkc/auxiliary/sandbox/bkc_multicube/EMPTY_LICENSE.txt</text:p>
      <text:p text:style-name="Standard"><text:s/>*</text:p>
      <text:p text:style-name="Standard"><text:s/>*</text:p>
      <text:p text:style-name="Standard"><text:s/>* <text:s/>the following are the declaration recommended in "EMPTY_LICENSE".</text:p>
      <text:p text:style-name="Standard"><text:s/>*</text:p>
      <text:p text:style-name="Standard"><text:s/>* <text:s/>Copyright Declaration</text:p>
      <text:p text:style-name="Standard"><text:s/>*</text:p>
      <text:p text:style-name="Standard"><text:s/>* <text:s/>This work is an open resource, and it is distributed in the hope that</text:p>
      <text:p text:style-name="Standard"><text:s/>* <text:s/>it will be helpful and useful.</text:p>
      <text:p text:style-name="Standard"><text:s/>*</text:p>
      <text:p text:style-name="Standard"><text:s/>* <text:s/>You can use it freely to your needs under the EMPTY LICENSE.</text:p>
      <text:p text:style-name="Standard"><text:s/>* <text:s/>There is also a clear warranty. Please see the EMPTY LICENSE </text:p>
      <text:p text:style-name="Standard"><text:s/>* <text:s/>for more details.</text:p>
      <text:p text:style-name="Standard"><text:s/>*</text:p>
      <text:p text:style-name="Standard"><text:s/>* <text:s/>You should have received a copy of the EMPTY LICENSE along with this </text:p>
      <text:p text:style-name="Standard"><text:s/>* <text:s/>work. If not, see &lt;http://groups.google.de/group/pub-res-fd&gt;. </text:p>
      <text:p text:style-name="Standard"><text:s/>* </text:p>
      <text:p text:style-name="Standard"><text:s/>*************************************************************************</text:p>
      <text:p text:style-name="Standard"><text:s/>* <text:s/>trunk docs:</text:p>
      <text:p text:style-name="Standard"><text:s/>*</text:p>
      <text:p text:style-name="Standard"><text:s/>* <text:s/>x1. preface doc:</text:p>
      <text:p text:style-name="Standard"><text:s/>* <text:s text:c="3"/>auxiliary/trunk/bkc_trunkdoc_preface.pdf</text:p>
      <text:p text:style-name="Standard"><text:s/>*</text:p>
      <text:p text:style-name="Standard"><text:s/>* <text:s text:c="3"/>this is the big gate of bkc, everything about bkc</text:p>
      <text:p text:style-name="Standard"><text:s/>* <text:s text:c="3"/>can be found from here.</text:p>
      <text:p text:style-name="Standard"><text:s/>* <text:s text:c="3"/>The modifiable version of this doc is</text:p>
      <text:p text:style-name="Standard"><text:soft-page-break/><text:s/>* <text:s text:c="3"/>bkc/auxiliary/sandbox/bkc_multicube/bkc_trunkdoc_preface.odt</text:p>
      <text:p text:style-name="Standard"><text:s/>*</text:p>
      <text:p text:style-name="Standard"><text:s/>* <text:s/>x2. designment doc:</text:p>
      <text:p text:style-name="Standard"><text:s/>* <text:s text:c="3"/>auxiliary/trunk/bkc_trunkdoc_designment.pdf</text:p>
      <text:p text:style-name="Standard"><text:s/>* <text:s text:c="3"/>this is the designment of bkc.</text:p>
      <text:p text:style-name="Standard"><text:s/>*</text:p>
      <text:p text:style-name="Standard"><text:s/>* <text:s text:c="3"/>The modifiable version of this doc is</text:p>
      <text:p text:style-name="Standard"><text:s/>* <text:s text:c="3"/>bkc/auxiliary/sandbox/bkc_multicube/bkc_trunkdoc_designment.odg</text:p>
      <text:p text:style-name="Standard"><text:s/>*</text:p>
      <text:p text:style-name="Standard"><text:s/>* <text:s/>x3. modification history doc:</text:p>
      <text:p text:style-name="Standard"><text:s/>* <text:s text:c="3"/>auxiliary/trunk/bkc_trunkdoc_modhistory.txt</text:p>
      <text:p text:style-name="Standard"><text:s/>* <text:s text:c="3"/>this is a history of important modifications for bkc</text:p>
      <text:p text:style-name="Standard"><text:s/>*</text:p>
      <text:p text:style-name="Standard"><text:s/>* <text:s/>x4. selfmending doc:</text:p>
      <text:p text:style-name="Standard"><text:s/>* <text:s text:c="3"/>bkc_trunkdoc_selfmending.txt</text:p>
      <text:p text:style-name="Standard"><text:s/>* <text:s text:c="3"/>more aims and prospects of bkc are recorded here.</text:p>
      <text:p text:style-name="Standard"><text:s/>*</text:p>
      <text:p text:style-name="Standard"><text:s/>*************************************************************************</text:p>
      <text:p text:style-name="Standard"><text:s/>* <text:s/>current module list:</text:p>
      <text:p text:style-name="Standard"><text:s/>*</text:p>
      <text:p text:style-name="Standard"><text:s/>* <text:s/>all modules available in bkc are as follows:</text:p>
      <text:p text:style-name="Standard"><text:s/>*</text:p>
      <text:p text:style-name="Standard"><text:s/>* <text:s/>bkc_dlist</text:p>
      <text:p text:style-name="Standard"><text:s/>* <text:s/>bkc_libc</text:p>
      <text:p text:style-name="Standard"><text:s/>* <text:s/>bkc_pthread</text:p>
      <text:p text:style-name="Standard"><text:s/>* <text:s/>bkc_queue</text:p>
      <text:p text:style-name="Standard"><text:s/>* <text:s/>bkc_string</text:p>
      <text:p text:style-name="Standard"><text:s/>* <text:s/>bkc_stack</text:p>
      <text:p text:style-name="Standard"><text:s/>* <text:s/>bkc_regex</text:p>
      <text:p text:style-name="Standard"><text:s/>* <text:s/>bkc_pasync</text:p>
      <text:p text:style-name="Standard"><text:s/>* <text:s/>bkc_time</text:p>
      <text:p text:style-name="Standard"><text:s/>* <text:s/>bkc_timer</text:p>
      <text:p text:style-name="Standard"><text:s/>* <text:s/>bkc_socket</text:p>
      <text:p text:style-name="Standard"><text:s/>* <text:s/>bkc_crc</text:p>
      <text:p text:style-name="Standard"><text:s/>* <text:s/>bkc_store</text:p>
      <text:p text:style-name="Standard"><text:s/>*</text:p>
      <text:p text:style-name="Standard"><text:s/>* <text:s/>for detailed information, such as functionality, status and maturity </text:p>
      <text:p text:style-name="Standard"><text:s/>* <text:s/>of each module can refer to the </text:p>
      <text:p text:style-name="Standard"><text:s/>* <text:s/>bkc/auxiliary/sandbox/bkc_multicube/bkc_modules_info.txt</text:p>
      <text:p text:style-name="Standard"><text:s/>*************************************************************************</text:p>
      <text:p text:style-name="Standard"><text:s/>* <text:s/>how to build and use bkc:</text:p>
      <text:p text:style-name="Standard"><text:s/>*</text:p>
      <text:p text:style-name="Standard"><text:soft-page-break/><text:s/>* <text:s/>platform dependency:</text:p>
      <text:p text:style-name="Standard"><text:s/>*</text:p>
      <text:p text:style-name="Standard"><text:s/>* <text:s text:c="3"/>currently bkc has been built on ubuntu 9.04(linux os)</text:p>
      <text:p text:style-name="Standard"><text:s/>* <text:s text:c="3"/>toolchains requirement:</text:p>
      <text:p text:style-name="Standard"><text:s/>* <text:s text:c="5"/>c99 or c89 compiler such as gcc</text:p>
      <text:p text:style-name="Standard"><text:s/>* <text:s text:c="5"/>make program such as gnu make</text:p>
      <text:p text:style-name="Standard"><text:s/>* <text:s text:c="5"/>shell program such as bash</text:p>
      <text:p text:style-name="Standard"><text:s/>*</text:p>
      <text:p text:style-name="Standard"><text:s/>* <text:s/>for detailed information, can refer to the </text:p>
      <text:p text:style-name="Standard"><text:s/>* <text:s/>bkc/auxiliary/sandbox/bkc_multicube/bkc_building_and_using.txt</text:p>
      <text:p text:style-name="Standard"><text:s/>*************************************************************************</text:p>
      <text:p text:style-name="Standard"><text:s/>* <text:s/>how to add a module in bkc:</text:p>
      <text:p text:style-name="Standard"><text:s/>*</text:p>
      <text:p text:style-name="Standard"><text:s/>* <text:s/>add a module is simple in bkc now with the help of gdg_creat_mod.sh</text:p>
      <text:p text:style-name="Standard"><text:s/>* <text:s/>script.</text:p>
      <text:p text:style-name="Standard"><text:s/>*</text:p>
      <text:p text:style-name="Standard"><text:s/>* <text:s/>for detailed information, can refer to the </text:p>
      <text:p text:style-name="Standard"><text:s/>* <text:s/>bkc/auxiliary/sandbox/bkc_multicube/bkc_adding_new_mod.txt</text:p>
      <text:p text:style-name="Standard"><text:s/>*************************************************************************</text:p>
      <text:p text:style-name="Standard"><text:s/>* <text:s/>usefull coding helper in bkc:</text:p>
      <text:p text:style-name="Standard"><text:s/>*</text:p>
      <text:p text:style-name="Standard"><text:s/>* <text:s/>the file named bkc_&lt;modulename&gt;_spf.h in each module has </text:p>
      <text:p text:style-name="Standard"><text:s/>* <text:s/>supplied try-throw and erring and warning macros for developing </text:p>
      <text:p text:style-name="Standard"><text:s/>* <text:s/>of each module,</text:p>
      <text:p text:style-name="Standard"><text:s/>* <text:s/>i.e. bkc_dlist_spf.h.</text:p>
      <text:p text:style-name="Standard"><text:s/>* <text:s/>there is also a small memory watcher in bkc_&lt;modulename&gt;_spf.h, </text:p>
      <text:p text:style-name="Standard"><text:s/>* <text:s/>which can be used to safeguard the memory used in this module</text:p>
      <text:p text:style-name="Standard"><text:s/>*</text:p>
      <text:p text:style-name="Standard"><text:s/>*************************************************************************</text:p>
      <text:p text:style-name="Standard"><text:s/>* <text:s/>communication and maintenance info:</text:p>
      <text:p text:style-name="Standard"><text:s/>*</text:p>
      <text:p text:style-name="Standard"><text:s/>* <text:s/>the station for bkc is &lt;http://sourceforge.net/&gt;</text:p>
      <text:p text:style-name="Standard"><text:s/>* <text:s text:c="3"/>everything include this gate doc can be found there.</text:p>
      <text:p text:style-name="Standard"><text:s/>*</text:p>
      <text:p text:style-name="Standard"><text:s/>* <text:s/>for getting support and reporting bugs</text:p>
      <text:p text:style-name="Standard"><text:s/>* <text:s text:c="3"/>currently can just mail to bkc-maintaining mailbox</text:p>
      <text:p text:style-name="Standard"><text:s/>* <text:s text:c="3"/>buglist information now can be found and traced in the bug tracker.</text:p>
      <text:p text:style-name="Standard"><text:s/>*</text:p>
      <text:p text:style-name="Standard"><text:s/>* <text:s/>for suggestion</text:p>
      <text:p text:style-name="Standard"><text:s/>* <text:s text:c="3"/>any suggestions about the growth of bkc is very welcomed.</text:p>
      <text:p text:style-name="Standard"><text:s/>* <text:s text:c="3"/>if you need some functionality that you have no time</text:p>
      <text:p text:style-name="Standard"><text:s/>* <text:s text:c="3"/>to complete or just a good idea or a wonderfull code episode,</text:p>
      <text:p text:style-name="Standard"><text:soft-page-break/><text:s/>* <text:s text:c="3"/>you are welcomed to mail to the bkc-maintaining mailbox</text:p>
      <text:p text:style-name="Standard"><text:s/>*</text:p>
      <text:p text:style-name="Standard"><text:s/>* <text:s/>for joining in and contributing:</text:p>
      <text:p text:style-name="Standard"><text:s/>* <text:s text:c="3"/>any code segment and ideas in connection with bkc are welcomed.</text:p>
      <text:p text:style-name="Standard"><text:s/>*</text:p>
      <text:p text:style-name="Standard"><text:s/>* <text:s/>bkc-maintaining mailbox:</text:p>
      <text:p text:style-name="Standard"><text:s/>* <text:s text:c="3"/>tancng@gmail.com</text:p>
      <text:p text:style-name="Standard"><text:s/>*************************************************************************</text:p>
      <text:p text:style-name="Standard"><text:s/>* <text:s/>small tips:</text:p>
      <text:p text:style-name="Standard"><text:s/>*</text:p>
      <text:p text:style-name="Standard"><text:s/>* <text:s/>every one is sincerely welcomed to join in bkc, and this is</text:p>
      <text:p text:style-name="Standard"><text:s/>* <text:s/>a long-term act of passing on hope.</text:p>
      <text:p text:style-name="Standard"><text:s/>*************************************************************************</text:p>
      <text:p text:style-name="Standard"><text:s/>* <text:s/>authors:</text:p>
      <text:p text:style-name="Standard"><text:s/>* <text:s/>pgr_id: sizhe(tancng@gmail.com)</text:p>
      <text:p text:style-name="Standard"><text:s/>* <text:s/></text:p>
      <text:p text:style-name="Standard"><text:s/>*************************************************************************</text:p>
      <text:p text:style-name="Standard"><text:s/>* <text:s/>permanent acknowledgement:</text:p>
      <text:p text:style-name="Standard"><text:s/>*</text:p>
      <text:p text:style-name="Standard"><text:s/>* <text:s/>from pgr_id:sizhe to this buddies in those memorable days.</text:p>
      <text:p text:style-name="Standard"><text:s/>* <text:s/>detailed list is carefully positioned in </text:p>
      <text:p text:style-name="Standard"><text:s/>* <text:s/>bkc/auxiliary/sandbox/bkc_multicube/bkc_perack_pgrid_sizhe.txt</text:p>
      <text:p text:style-name="Standard"><text:s/>*************************************************************************</text:p>
      <text:p text:style-name="Standard"><text:s/>* <text:s/>log:</text:p>
      <text:p text:style-name="Standard"><text:s/>*</text:p>
      <text:p text:style-name="Standard"><text:s/>* <text:s/>milestones are also recorded and detailed in </text:p>
      <text:p text:style-name="Standard"><text:s/>* <text:s/>bkc/auxiliary/sandbox/bkc_multicube/bkc_trunkdoc_modhistory.txt</text:p>
      <text:p text:style-name="Standard"><text:s/>* <text:s/></text:p>
      <text:p text:style-name="Standard"><text:s/>* <text:s/>developing logs scripted by the buddies in bkc can be found in </text:p>
      <text:p text:style-name="Standard"><text:s/>* <text:s/>bkc/auxiliary/sandbox/bkc_devdaily/&lt;buddy_id_name&gt;.</text:p>
      <text:p text:style-name="Standard"><text:s/>*</text:p>
      <text:p text:style-name="Standard"><text:s/>* <text:s/>&gt;&gt;&gt;</text:p>
      <text:p text:style-name="Standard"><text:s/>* <text:s/>version:</text:p>
      <text:p text:style-name="Standard"><text:s/>* <text:s text:c="5"/>v1.0.0</text:p>
      <text:p text:style-name="Standard"><text:s/>* <text:s/>time:</text:p>
      <text:p text:style-name="Standard"><text:s/>* <text:s text:c="5"/>Thursday, April 16, 2009 (090416) at 12:45:07 AM UTC/GMT +8 hours</text:p>
      <text:p text:style-name="Standard"><text:s/>* <text:s/>location:</text:p>
      <text:p text:style-name="Standard"><text:s/>* <text:s text:c="5"/>ChongQing, China on Earth</text:p>
      <text:p text:style-name="Standard"><text:s/>* <text:s text:c="5"/>latitude: 29.3 North, longtitude: 106.35 East</text:p>
      <text:p text:style-name="Standard"><text:s/>* <text:s text:c="5"/>international country code: + 86 (China)</text:p>
      <text:p text:style-name="Standard"><text:s/>* <text:s text:c="5"/>area code: 23</text:p>
      <text:p text:style-name="Standard"><text:s/>* <text:s/>weather:</text:p>
      <text:p text:style-name="Standard"><text:soft-page-break/><text:s/>* <text:s text:c="5"/>clear, mild</text:p>
      <text:p text:style-name="Standard"><text:s/>* <text:s text:c="5"/>temperature: 70 F (comfort level is 70 F)</text:p>
      <text:p text:style-name="Standard"><text:s/>* <text:s text:c="5"/>wind: 3 mph from 190 south by west</text:p>
      <text:p text:style-name="Standard"><text:s/>*</text:p>
      <text:p text:style-name="Standard"><text:s/>* <text:s/>pgr_id: sizhe(email:tancng#gmail.com)</text:p>
      <text:p text:style-name="Standard"><text:s/>*</text:p>
      <text:p text:style-name="Standard"><text:s/>* <text:s/>description: created, add the bkc_dlist module</text:p>
      <text:p text:style-name="Standard"><text:s/>*</text:p>
      <text:p text:style-name="Standard"><text:s/>* <text:s/>&gt;&gt;&gt;</text:p>
      <text:p text:style-name="Standard"><text:s/>* <text:s/>version:</text:p>
      <text:p text:style-name="Standard"><text:s/>* <text:s text:c="5"/>v1.0.0</text:p>
      <text:p text:style-name="Standard"><text:s/>* <text:s/>time:</text:p>
      <text:p text:style-name="Standard"><text:s/>* <text:s text:c="5"/>Monday, May 4, 2009 (090504) at 1:10:27 AM UTC/GMT +8 hours</text:p>
      <text:p text:style-name="Standard"><text:s/>* <text:s/>location:</text:p>
      <text:p text:style-name="Standard"><text:s/>* <text:s text:c="5"/>Beijing, China on Earth</text:p>
      <text:p text:style-name="Standard"><text:s/>* <text:s text:c="5"/>latitude: 39.55 North, longtitude: 116.23 East</text:p>
      <text:p text:style-name="Standard"><text:s/>* <text:s text:c="5"/>international country code: + 86 (China)</text:p>
      <text:p text:style-name="Standard"><text:s/>* <text:s text:c="5"/>area code: 10</text:p>
      <text:p text:style-name="Standard"><text:s/>* <text:s/>weather:</text:p>
      <text:p text:style-name="Standard"><text:s/>* <text:s text:c="5"/>clear, mild</text:p>
      <text:p text:style-name="Standard"><text:s/>* <text:s text:c="5"/>temperature: 63 F (comfort level is 63 F)</text:p>
      <text:p text:style-name="Standard"><text:s/>* <text:s text:c="5"/>wind: 3 mph from 120 southeast by east</text:p>
      <text:p text:style-name="Standard"><text:s/>*</text:p>
      <text:p text:style-name="Standard"><text:s/>* <text:s/>pgr_id: sizhe(email:tancng#gmail.com)</text:p>
      <text:p text:style-name="Standard"><text:s/>*</text:p>
      <text:p text:style-name="Standard"><text:s/>* <text:s/>description: updating</text:p>
      <text:p text:style-name="Standard"><text:s/>*</text:p>
      <text:p text:style-name="Standard"><text:s/>* <text:s/>&gt;&gt;&gt;</text:p>
      <text:p text:style-name="Standard"><text:s/>* <text:s/>version:</text:p>
      <text:p text:style-name="Standard"><text:s/>* <text:s text:c="5"/>v1.0.1</text:p>
      <text:p text:style-name="Standard"><text:s/>* <text:s/>time:</text:p>
      <text:p text:style-name="Standard"><text:s/>* <text:s text:c="5"/>Monday, May 18, 2009 at 12:35:01 AM UTC/GMT +8 hours</text:p>
      <text:p text:style-name="Standard"><text:s/>* <text:s/>location:</text:p>
      <text:p text:style-name="Standard"><text:s/>* <text:s text:c="5"/>Beijing, China on Earth</text:p>
      <text:p text:style-name="Standard"><text:s/>* <text:s text:c="5"/>latitude: 39.55 North, longtitude: 116.23 East</text:p>
      <text:p text:style-name="Standard"><text:s/>* <text:s text:c="5"/>international country code: + 86 (China)</text:p>
      <text:p text:style-name="Standard"><text:s/>* <text:s text:c="5"/>area code: 10</text:p>
      <text:p text:style-name="Standard"><text:s/>* <text:s/>weather:</text:p>
      <text:p text:style-name="Standard"><text:s/>* <text:s text:c="5"/>clear, mild</text:p>
      <text:p text:style-name="Standard"><text:s/>* <text:s text:c="5"/>temperature: 82 F (comfort level is 81 F)</text:p>
      <text:p text:style-name="Standard"><text:s/>* <text:s text:c="5"/>wind: 1 mph from 0 north</text:p>
      <text:p text:style-name="Standard"><text:s/>*</text:p>
      <text:p text:style-name="Standard"><text:soft-page-break/><text:s/>* <text:s/>pgr_id: sizhe(email:tancng#gmail.com)</text:p>
      <text:p text:style-name="Standard"><text:s/>*</text:p>
      <text:p text:style-name="Standard"><text:s/>* <text:s/>description: created, add the bkc_string module</text:p>
      <text:p text:style-name="Standard"><text:s/>*</text:p>
      <text:p text:style-name="Standard"><text:s/>* <text:s/>&gt;&gt;&gt;</text:p>
      <text:p text:style-name="Standard"><text:s/>* <text:s/>version:</text:p>
      <text:p text:style-name="Standard"><text:s/>* <text:s text:c="5"/>v1.1.7</text:p>
      <text:p text:style-name="Standard"><text:s/>* <text:s/>time:</text:p>
      <text:p text:style-name="Standard"><text:s/>* <text:s text:c="5"/>Saturday, 27 February 2010, 16:54:57</text:p>
      <text:p text:style-name="Standard"><text:s/>* <text:s text:c="5"/>Monday, May 18, 2009 at 12:35:01 PM UTC/GMT +8 hours</text:p>
      <text:p text:style-name="Standard"><text:s/>* <text:s/>location:</text:p>
      <text:p text:style-name="Standard"><text:s/>* <text:s text:c="5"/>Beijing, China on Earth</text:p>
      <text:p text:style-name="Standard"><text:s/>* <text:s text:c="5"/>latitude: 39.55 North, longtitude: 116.23 East</text:p>
      <text:p text:style-name="Standard"><text:s/>* <text:s text:c="5"/>international country code: + 86 (China)</text:p>
      <text:p text:style-name="Standard"><text:s/>* <text:s text:c="5"/>area code: 10</text:p>
      <text:p text:style-name="Standard"><text:s/>* <text:s/>weather:</text:p>
      <text:p text:style-name="Standard"><text:s/>* <text:s text:c="5"/>ice fog, chilly</text:p>
      <text:p text:style-name="Standard"><text:s/>* <text:s text:c="5"/>temperature: 0 C (comfort level -3 C)</text:p>
      <text:p text:style-name="Standard"><text:s/>* <text:s text:c="5"/>wind: 9 km/h from 140 southeast</text:p>
      <text:p text:style-name="Standard"><text:s/>*</text:p>
      <text:p text:style-name="Standard"><text:s/>* <text:s/>pgr_id: sizhe(email:tancng#gmail.com)</text:p>
      <text:p text:style-name="Standard"><text:s/>*</text:p>
      <text:p text:style-name="Standard"><text:s/>* <text:s/>description: </text:p>
      <text:p text:style-name="Standard"><text:s/>* <text:s text:c="5"/>update building architecture and all the makefiles in </text:p>
      <text:p text:style-name="Standard"><text:s/>* <text:s text:c="5"/>subsidiary modules in bkc.</text:p>
      <text:p text:style-name="Standard"><text:s/>***********************************************************************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Bitstream Vera Sans1" style:font-size-asian="10.5pt" style:language-asian="zh" style:country-asian="CN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7T22:17:18</meta:creation-date>
    <dc:date>2010-02-27T22:29:24</dc:date>
    <meta:editing-duration>PT00H12M07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7" meta:paragraph-count="278" meta:word-count="1263" meta:character-count="9346"/>
    <meta:user-defined meta:name="Info 1"/>
    <meta:user-defined meta:name="Info 2"/>
    <meta:user-defined meta:name="Info 3"/>
    <meta:user-defined meta:name="Info 4"/>
  </office:meta>
</office:document-meta>
</file>